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ulletList" svg:font-family="BulletList, Galley"/>
    <style:font-face style:name="InlineStyle4" svg:font-family="InlineStyle4, InlineStyle, Galley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style:min-row-height="0.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8422" officeooo:paragraph-rsid="001f842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8422" officeooo:paragraph-rsid="001f8422"/>
    </style:style>
    <style:style style:name="P3" style:family="paragraph" style:parent-style-name="Table_20_Contents">
      <style:paragraph-properties fo:text-align="center" style:justify-single-word="false"/>
      <style:text-properties officeooo:rsid="001f8422" officeooo:paragraph-rsid="001f8422"/>
    </style:style>
    <style:style style:name="P4" style:family="paragraph" style:parent-style-name="Table_20_Contents">
      <style:text-properties fo:language="en" fo:country="GB"/>
    </style:style>
    <style:style style:name="P5" style:family="paragraph" style:parent-style-name="Table_20_Contents">
      <style:paragraph-properties fo:text-align="center" style:justify-single-word="false"/>
      <style:text-properties fo:language="en" fo:country="GB" officeooo:rsid="001f8422" officeooo:paragraph-rsid="001f8422"/>
    </style:style>
    <style:style style:name="P6" style:family="paragraph" style:parent-style-name="Table_20_Contents">
      <style:text-properties fo:language="en" fo:country="GB" officeooo:rsid="001f8422" officeooo:paragraph-rsid="001f8422"/>
    </style:style>
    <style:style style:name="P7" style:family="paragraph" style:parent-style-name="Table_20_Contents">
      <style:text-properties fo:language="en" fo:country="GB" officeooo:rsid="0022f64f" officeooo:paragraph-rsid="0022f64f"/>
    </style:style>
    <style:style style:name="P8" style:family="paragraph" style:parent-style-name="Table_20_Contents">
      <style:text-properties fo:language="en" fo:country="GB" officeooo:rsid="00233fc2" officeooo:paragraph-rsid="00233fc2"/>
    </style:style>
    <style:style style:name="P9" style:family="paragraph" style:parent-style-name="Table_20_Contents">
      <style:text-properties fo:language="en" fo:country="GB" officeooo:rsid="0023c512" officeooo:paragraph-rsid="0023c512"/>
    </style:style>
    <style:style style:name="P10" style:family="paragraph" style:parent-style-name="Table_20_Contents">
      <style:text-properties officeooo:rsid="00254cc9" officeooo:paragraph-rsid="00254cc9"/>
    </style:style>
    <style:style style:name="P11" style:family="paragraph" style:parent-style-name="Table_20_Contents">
      <style:text-properties officeooo:rsid="002643de" officeooo:paragraph-rsid="002643d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Liberation Serif" fo:font-size="11.3999996185303pt" fo:letter-spacing="normal" fo:language="en" fo:country="GB" fo:font-style="normal" fo:font-weight="normal"/>
    </style:style>
    <style:style style:name="T2" style:family="text">
      <style:text-properties fo:font-variant="normal" fo:text-transform="none" fo:color="#000000" loext:opacity="100%" style:font-name="Liberation Serif" fo:font-size="11.3999996185303pt" fo:letter-spacing="normal" fo:language="en" fo:country="GB" fo:font-style="normal" fo:font-weight="normal" officeooo:rsid="0020fabf"/>
    </style:style>
    <style:style style:name="T3" style:family="text">
      <style:text-properties fo:font-variant="normal" fo:text-transform="none" fo:color="#000000" loext:opacity="100%" style:font-name="Liberation Serif" fo:font-size="11.3999996185303pt" fo:letter-spacing="normal" fo:language="en" fo:country="GB" fo:font-style="normal" fo:font-weight="normal" loext:padding="0cm" loext:border="none"/>
    </style:style>
    <style:style style:name="T4" style:family="text">
      <style:text-properties fo:font-variant="normal" fo:text-transform="none" fo:color="#8882bd" loext:opacity="100%" style:font-name="Liberation Serif" fo:font-size="11.3999996185303pt" fo:letter-spacing="normal" fo:language="en" fo:country="GB" fo:font-style="normal" fo:font-weight="normal" loext:padding="0cm" loext:border="none"/>
    </style:style>
    <style:style style:name="T5" style:family="text">
      <style:text-properties style:font-name="Liberation Serif" fo:language="en" fo:country="GB"/>
    </style:style>
    <style:style style:name="T6" style:family="text">
      <style:text-properties officeooo:rsid="0022f64f"/>
    </style:style>
    <style:style style:name="T7" style:family="text">
      <style:text-properties officeooo:rsid="0023c5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cabulary List</text:p>
      <text:p text:style-name="P1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">Words</text:p>
          </table:table-cell>
          <table:table-cell table:style-name="Tableau1.A1" office:value-type="string">
            <text:p text:style-name="P3">Definitions</text:p>
          </table:table-cell>
          <table:table-cell table:style-name="Tableau1.C1" office:value-type="string">
            <text:p text:style-name="P3">Translations</text:p>
          </table:table-cell>
        </table:table-row>
        <table:table-row table:style-name="TableLine2131788330144">
          <table:table-cell table:style-name="Tableau1.A2" office:value-type="string">
            <text:p text:style-name="P6">Back end</text:p>
          </table:table-cell>
          <table:table-cell table:style-name="Tableau1.A2" office:value-type="string">
            <text:p text:style-name="P12"><text:span text:style-name="T2">i</text:span><text:span text:style-name="T1">f something is </text:span><text:span text:style-name="Strong_20_Emphasis"><text:span text:style-name="T3">back end</text:span></text:span><text:span text:style-name="T1">, it occurs at the end of a project or job</text:span><text:span text:style-name="T5"> </text:span></text:p>
          </table:table-cell>
          <table:table-cell table:style-name="Tableau1.C2" office:value-type="string">
            <text:p text:style-name="P10">Application dorsale/back end</text:p>
          </table:table-cell>
        </table:table-row>
        <table:table-row table:style-name="TableLine2131788330144">
          <table:table-cell table:style-name="Tableau1.A2" office:value-type="string">
            <text:p text:style-name="P6">component</text:p>
          </table:table-cell>
          <table:table-cell table:style-name="Tableau1.A2" office:value-type="string">
            <text:p text:style-name="P7">A component is a part of something bigger</text:p>
          </table:table-cell>
          <table:table-cell table:style-name="Tableau1.C2" office:value-type="string">
            <text:p text:style-name="P10">composante</text:p>
          </table:table-cell>
        </table:table-row>
        <table:table-row table:style-name="TableLine2131788330144">
          <table:table-cell table:style-name="Tableau1.A2" office:value-type="string">
            <text:p text:style-name="P6">editor</text:p>
          </table:table-cell>
          <table:table-cell table:style-name="Tableau1.A2" office:value-type="string">
            <text:p text:style-name="P7">It is a program that is used to create and change files</text:p>
          </table:table-cell>
          <table:table-cell table:style-name="Tableau1.C2" office:value-type="string">
            <text:p text:style-name="P10">éditeur</text:p>
          </table:table-cell>
        </table:table-row>
        <table:table-row table:style-name="TableLine2131788330144">
          <table:table-cell table:style-name="Tableau1.A2" office:value-type="string">
            <text:p text:style-name="P6">interactive</text:p>
          </table:table-cell>
          <table:table-cell table:style-name="Tableau1.A2" office:value-type="string">
            <text:p text:style-name="P7">It will responds to a user’s command</text:p>
          </table:table-cell>
          <table:table-cell table:style-name="Tableau1.C2" office:value-type="string">
            <text:p text:style-name="P10">interactif</text:p>
          </table:table-cell>
        </table:table-row>
        <table:table-row table:style-name="TableLine2131788330144">
          <table:table-cell table:style-name="Tableau1.A2" office:value-type="string">
            <text:p text:style-name="P6">PHP <text:span text:style-name="T6">(hypertext preprocessor)</text:span></text:p>
          </table:table-cell>
          <table:table-cell table:style-name="Tableau1.A2" office:value-type="string">
            <text:p text:style-name="P7">It is scripting language that is used to create dynamic webpages</text:p>
          </table:table-cell>
          <table:table-cell table:style-name="Tableau1.C2" office:value-type="string">
            <text:p text:style-name="P10">Préprocesseur hypertexte</text:p>
          </table:table-cell>
        </table:table-row>
        <table:table-row table:style-name="TableLine2131788330144">
          <table:table-cell table:style-name="Tableau1.A2" office:value-type="string">
            <text:p text:style-name="P6">programmer</text:p>
          </table:table-cell>
          <table:table-cell table:style-name="Tableau1.A2" office:value-type="string">
            <text:p text:style-name="P7">Is someone who writes computer programs</text:p>
          </table:table-cell>
          <table:table-cell table:style-name="Tableau1.C2" office:value-type="string">
            <text:p text:style-name="P10">pragrammateur/programmatrice</text:p>
          </table:table-cell>
        </table:table-row>
        <table:table-row table:style-name="TableLine2131788330144">
          <table:table-cell table:style-name="Tableau1.A2" office:value-type="string">
            <text:p text:style-name="P6">script</text:p>
          </table:table-cell>
          <table:table-cell table:style-name="Tableau1.A2" office:value-type="string">
            <text:p text:style-name="P8">It is a group of commands to be carried out automatically by the OS or application</text:p>
          </table:table-cell>
          <table:table-cell table:style-name="Tableau1.C2" office:value-type="string">
            <text:p text:style-name="P10">Un script</text:p>
          </table:table-cell>
        </table:table-row>
        <table:table-row table:style-name="TableLine2131788330144">
          <table:table-cell table:style-name="Tableau1.A2" office:value-type="string">
            <text:p text:style-name="P6">user-friendly</text:p>
          </table:table-cell>
          <table:table-cell table:style-name="Tableau1.A2" office:value-type="string">
            <text:p text:style-name="P8">It is easy to access and use</text:p>
          </table:table-cell>
          <table:table-cell table:style-name="Tableau1.C2" office:value-type="string">
            <text:p text:style-name="P10">Facile à utiliser</text:p>
          </table:table-cell>
        </table:table-row>
        <table:table-row table:style-name="TableLine2131788330144">
          <table:table-cell table:style-name="Tableau1.A2" office:value-type="string">
            <text:p text:style-name="P6">Visual basic</text:p>
          </table:table-cell>
          <table:table-cell table:style-name="Tableau1.A2" office:value-type="string">
            <text:p text:style-name="P8">It is a simple programming language with a graphical component </text:p>
          </table:table-cell>
          <table:table-cell table:style-name="Tableau1.C2" office:value-type="string">
            <text:p text:style-name="P11">Base visuelle/visual basic</text:p>
          </table:table-cell>
        </table:table-row>
        <table:table-row table:style-name="TableLine2131788330144">
          <table:table-cell table:style-name="Tableau1.A2" office:value-type="string">
            <text:p text:style-name="P6">Web developer</text:p>
          </table:table-cell>
          <table:table-cell table:style-name="Tableau1.A2" office:value-type="string">
            <text:p text:style-name="P9">Is someone who builds a website</text:p>
          </table:table-cell>
          <table:table-cell table:style-name="Tableau1.C2" office:value-type="string">
            <text:p text:style-name="P11">Web développeur</text:p>
          </table:table-cell>
        </table:table-row>
        <table:table-row table:style-name="TableLine2131788330144">
          <table:table-cell table:style-name="Tableau1.A2" office:value-type="string">
            <text:p text:style-name="P6">XML <text:span text:style-name="T7">(extensive markup language)</text:span></text:p>
          </table:table-cell>
          <table:table-cell table:style-name="Tableau1.A2" office:value-type="string">
            <text:p text:style-name="P9">Is a programming language that is used to encode webpages</text:p>
          </table:table-cell>
          <table:table-cell table:style-name="Tableau1.C2" office:value-type="string">
            <text:p text:style-name="P11">Langages de balisage étendus</text:p>
          </table:table-cell>
        </table:table-row>
        <table:table-row table:style-name="TableLine2131788330144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ulletList" svg:font-family="BulletList, Galley"/>
    <style:font-face style:name="InlineStyle4" svg:font-family="InlineStyle4, InlineStyle, Galley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0T18:15:59.095000000</meta:creation-date>
    <dc:date>2023-12-10T18:47:56.729000000</dc:date>
    <meta:editing-duration>PT21M2S</meta:editing-duration>
    <meta:editing-cycles>8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7" meta:word-count="155" meta:character-count="955" meta:non-whitespace-character-count="835"/>
  </office:meta>
</office:document-meta>
</file>